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Resource.isFilesystem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Resource.getNotNull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Resource.getBaseDi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Resource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Resource.compareTo( Object anoth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ileResourc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Resource.setRefid( Reference 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Resource.FileResourc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ource.FileResource( File b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Resource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Resource.getResourc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Resource.get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Resource.equals( Object an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leResource.touch( long mod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Resource.getAppend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Resource.FileResource( Project p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ource.FileResource( Project p ,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Resource.Fil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Resource.isDire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Resource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Resource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Resource.getOutputStream( boolean appen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eResource.isExis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Resource.set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Resource.get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Resource.setBaseDir( File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Resource.ge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